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Standard">
      <loext:graphic-properties draw:fill-gradient-name="gradient" draw:fill-hatch-name="hatch"/>
      <style:text-properties officeooo:rsid="001f26a1" officeooo:paragraph-rsid="001f26a1"/>
    </style:style>
    <style:style style:name="P56" style:family="paragraph" style:parent-style-name="Standard">
      <style:text-properties officeooo:rsid="00205d6e" officeooo:paragraph-rsid="00205d6e"/>
    </style:style>
    <style:style style:name="P57" style:family="paragraph" style:parent-style-name="Standard">
      <style:text-properties officeooo:rsid="00205d6e" officeooo:paragraph-rsid="002183ce"/>
    </style:style>
    <style:style style:name="P58" style:family="paragraph" style:parent-style-name="Standard">
      <style:text-properties officeooo:paragraph-rsid="00205d6e"/>
    </style:style>
    <style:style style:name="P59" style:family="paragraph" style:parent-style-name="Standard">
      <style:text-properties officeooo:rsid="002315fa" officeooo:paragraph-rsid="002315fa"/>
    </style:style>
    <style:style style:name="P60" style:family="paragraph" style:parent-style-name="Standard">
      <style:text-properties officeooo:rsid="0023b4dc" officeooo:paragraph-rsid="0023b4dc"/>
    </style:style>
    <style:style style:name="P61" style:family="paragraph" style:parent-style-name="Text_20_body">
      <style:text-properties officeooo:rsid="002a6de4" officeooo:paragraph-rsid="002a6de4"/>
    </style:style>
    <style:style style:name="P62" style:family="paragraph" style:parent-style-name="Text_20_body">
      <style:text-properties officeooo:rsid="002a6de4" officeooo:paragraph-rsid="00636caf"/>
    </style:style>
    <style:style style:name="P63" style:family="paragraph" style:parent-style-name="Text_20_body">
      <style:text-properties officeooo:rsid="002c6ea4" officeooo:paragraph-rsid="002c6ea4"/>
    </style:style>
    <style:style style:name="P64" style:family="paragraph" style:parent-style-name="Text_20_body">
      <style:text-properties officeooo:rsid="002b88e2" officeooo:paragraph-rsid="002b88e2"/>
    </style:style>
    <style:style style:name="P65" style:family="paragraph" style:parent-style-name="Standard">
      <style:text-properties officeooo:paragraph-rsid="002fbe8a"/>
    </style:style>
    <style:style style:name="P66" style:family="paragraph" style:parent-style-name="Standard">
      <style:text-properties officeooo:rsid="002fbe8a" officeooo:paragraph-rsid="002fbe8a"/>
    </style:style>
    <style:style style:name="P67" style:family="paragraph" style:parent-style-name="Text_20_body">
      <style:text-properties officeooo:rsid="002fbe8a" officeooo:paragraph-rsid="002fbe8a"/>
    </style:style>
    <style:style style:name="P68" style:family="paragraph" style:parent-style-name="Standard">
      <style:text-properties officeooo:rsid="002fbe8a" officeooo:paragraph-rsid="004a9c7a"/>
    </style:style>
    <style:style style:name="P69" style:family="paragraph" style:parent-style-name="Standard">
      <style:paragraph-properties fo:break-before="page"/>
      <style:text-properties officeooo:rsid="002fbe8a" officeooo:paragraph-rsid="004a9c7a"/>
    </style:style>
    <style:style style:name="P70" style:family="paragraph" style:parent-style-name="Text_20_body">
      <style:text-properties officeooo:rsid="002fbe8a" officeooo:paragraph-rsid="004a9c7a"/>
    </style:style>
    <style:style style:name="P71" style:family="paragraph" style:parent-style-name="Text_20_body">
      <style:text-properties officeooo:rsid="002fbe8a" officeooo:paragraph-rsid="005dbb24"/>
    </style:style>
    <style:style style:name="P72" style:family="paragraph" style:parent-style-name="Standard">
      <style:text-properties officeooo:rsid="0031719f" officeooo:paragraph-rsid="0031719f"/>
    </style:style>
    <style:style style:name="P73" style:family="paragraph" style:parent-style-name="Standard">
      <style:text-properties officeooo:rsid="0031719f" officeooo:paragraph-rsid="004a9c7a"/>
    </style:style>
    <style:style style:name="P74" style:family="paragraph" style:parent-style-name="Text_20_body">
      <style:text-properties officeooo:rsid="002f5a9b" officeooo:paragraph-rsid="002f5a9b"/>
    </style:style>
    <style:style style:name="P75" style:family="paragraph" style:parent-style-name="Text_20_body">
      <style:paragraph-properties fo:break-before="page"/>
      <style:text-properties officeooo:rsid="002f5a9b" officeooo:paragraph-rsid="002f5a9b"/>
    </style:style>
    <style:style style:name="P76" style:family="paragraph" style:parent-style-name="Standard">
      <style:text-properties officeooo:rsid="003229c1" officeooo:paragraph-rsid="003229c1"/>
    </style:style>
    <style:style style:name="P77" style:family="paragraph" style:parent-style-name="Standard">
      <style:text-properties officeooo:rsid="003229c1" officeooo:paragraph-rsid="0032ec80"/>
    </style:style>
    <style:style style:name="P78" style:family="paragraph" style:parent-style-name="Standard">
      <style:text-properties officeooo:rsid="003229c1" officeooo:paragraph-rsid="0033b999"/>
    </style:style>
    <style:style style:name="P79" style:family="paragraph" style:parent-style-name="Standard">
      <style:paragraph-properties fo:break-before="page"/>
      <style:text-properties officeooo:rsid="003229c1" officeooo:paragraph-rsid="0033b999"/>
    </style:style>
    <style:style style:name="P80" style:family="paragraph" style:parent-style-name="Standard">
      <style:text-properties officeooo:paragraph-rsid="003229c1"/>
    </style:style>
    <style:style style:name="P81" style:family="paragraph" style:parent-style-name="Standard">
      <style:text-properties officeooo:rsid="0032ec80" officeooo:paragraph-rsid="0032ec80"/>
    </style:style>
    <style:style style:name="P82" style:family="paragraph" style:parent-style-name="Standard">
      <style:text-properties officeooo:paragraph-rsid="0032ec80"/>
    </style:style>
    <style:style style:name="P83" style:family="paragraph" style:parent-style-name="Standard">
      <style:text-properties officeooo:rsid="003557a8" officeooo:paragraph-rsid="003557a8"/>
    </style:style>
    <style:style style:name="P84" style:family="paragraph" style:parent-style-name="Standard">
      <style:text-properties officeooo:rsid="00392302" officeooo:paragraph-rsid="00392302"/>
    </style:style>
    <style:style style:name="P85" style:family="paragraph" style:parent-style-name="Text_20_body">
      <style:text-properties officeooo:rsid="00392302" officeooo:paragraph-rsid="00392302"/>
    </style:style>
    <style:style style:name="P86" style:family="paragraph" style:parent-style-name="Standard">
      <style:text-properties officeooo:paragraph-rsid="00392302"/>
    </style:style>
    <style:style style:name="P87" style:family="paragraph" style:parent-style-name="Standard">
      <style:text-properties officeooo:rsid="003af224" officeooo:paragraph-rsid="003af224"/>
    </style:style>
    <style:style style:name="P88" style:family="paragraph" style:parent-style-name="Text_20_body">
      <style:text-properties officeooo:rsid="003af224" officeooo:paragraph-rsid="003af224"/>
    </style:style>
    <style:style style:name="P89" style:family="paragraph" style:parent-style-name="Text_20_body">
      <style:text-properties officeooo:rsid="003af224" officeooo:paragraph-rsid="004d5a1d"/>
    </style:style>
    <style:style style:name="P90" style:family="paragraph" style:parent-style-name="Standard">
      <style:text-properties officeooo:paragraph-rsid="003af224"/>
    </style:style>
    <style:style style:name="P91" style:family="paragraph" style:parent-style-name="Standard">
      <style:text-properties officeooo:paragraph-rsid="003feb3d"/>
    </style:style>
    <style:style style:name="P92" style:family="paragraph" style:parent-style-name="Standard">
      <style:text-properties officeooo:paragraph-rsid="00406af0"/>
    </style:style>
    <style:style style:name="P93" style:family="paragraph" style:parent-style-name="Text_20_body">
      <style:text-properties officeooo:rsid="003feb3d" officeooo:paragraph-rsid="003feb3d"/>
    </style:style>
    <style:style style:name="P94" style:family="paragraph" style:parent-style-name="Standard">
      <style:text-properties officeooo:rsid="0043c3a0" officeooo:paragraph-rsid="0043c3a0"/>
    </style:style>
    <style:style style:name="P95" style:family="paragraph" style:parent-style-name="Standard">
      <style:text-properties officeooo:rsid="00457f8a" officeooo:paragraph-rsid="00457f8a"/>
    </style:style>
    <style:style style:name="P96" style:family="paragraph" style:parent-style-name="Table_20_Contents">
      <style:text-properties officeooo:rsid="0044df77" officeooo:paragraph-rsid="0044df77"/>
    </style:style>
    <style:style style:name="P97" style:family="paragraph" style:parent-style-name="Table_20_Contents">
      <style:text-properties style:text-underline-style="solid" style:text-underline-width="auto" style:text-underline-color="font-color" officeooo:rsid="00457f8a" officeooo:paragraph-rsid="00457f8a"/>
    </style:style>
    <style:style style:name="P98"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9" style:family="paragraph" style:parent-style-name="Table_20_Contents">
      <style:text-properties officeooo:rsid="00471013" officeooo:paragraph-rsid="00471013"/>
    </style:style>
    <style:style style:name="P100" style:family="paragraph" style:parent-style-name="Table_20_Contents">
      <style:text-properties officeooo:rsid="0047fab3" officeooo:paragraph-rsid="0047fab3"/>
    </style:style>
    <style:style style:name="P101" style:family="paragraph" style:parent-style-name="Standard">
      <style:text-properties officeooo:rsid="0049be1e" officeooo:paragraph-rsid="0049be1e"/>
    </style:style>
    <style:style style:name="P102" style:family="paragraph" style:parent-style-name="Text_20_body">
      <style:text-properties officeooo:paragraph-rsid="00023bf2"/>
    </style:style>
    <style:style style:name="P103" style:family="paragraph" style:parent-style-name="Standard">
      <loext:graphic-properties draw:fill-gradient-name="gradient" draw:fill-hatch-name="hatch"/>
      <style:text-properties officeooo:rsid="005dbb24" officeooo:paragraph-rsid="005dbb24"/>
    </style:style>
    <style:style style:name="P104" style:family="paragraph" style:parent-style-name="Standard">
      <style:text-properties officeooo:rsid="0061e89a" officeooo:paragraph-rsid="0061e89a"/>
    </style:style>
    <style:style style:name="P105" style:family="paragraph" style:parent-style-name="Text_20_body">
      <style:text-properties officeooo:rsid="00636caf" officeooo:paragraph-rsid="00636caf"/>
    </style:style>
    <style:style style:name="P106" style:family="paragraph" style:parent-style-name="Standard">
      <style:text-properties officeooo:rsid="00653dc9" officeooo:paragraph-rsid="00653dc9"/>
    </style:style>
    <style:style style:name="P107" style:family="paragraph" style:parent-style-name="Heading_20_1" style:list-style-name=""/>
    <style:style style:name="P108" style:family="paragraph" style:parent-style-name="Heading_20_1">
      <style:paragraph-properties fo:break-before="page"/>
    </style:style>
    <style:style style:name="P109" style:family="paragraph" style:parent-style-name="Heading_20_1">
      <style:text-properties officeooo:rsid="0015a10e" officeooo:paragraph-rsid="0015a10e"/>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Standard" style:list-style-name="L3">
      <style:text-properties officeooo:paragraph-rsid="0031719f"/>
    </style:style>
    <style:style style:name="P113" style:family="paragraph" style:parent-style-name="Standard" style:list-style-name="L3">
      <style:text-properties officeooo:rsid="0031719f" officeooo:paragraph-rsid="0031719f"/>
    </style:style>
    <style:style style:name="P114" style:family="paragraph" style:parent-style-name="Standard" style:list-style-name="L3">
      <style:text-properties officeooo:rsid="003229c1" officeooo:paragraph-rsid="003229c1"/>
    </style:style>
    <style:style style:name="P115" style:family="paragraph" style:parent-style-name="Standard" style:list-style-name="L3">
      <style:text-properties officeooo:rsid="00636caf" officeooo:paragraph-rsid="00636caf"/>
    </style:style>
    <style:style style:name="P116" style:family="paragraph" style:parent-style-name="Standard" style:list-style-name="L4">
      <style:text-properties officeooo:paragraph-rsid="003557a8"/>
    </style:style>
    <style:style style:name="P117" style:family="paragraph" style:parent-style-name="Standard" style:list-style-name="L4">
      <style:text-properties officeooo:rsid="003557a8" officeooo:paragraph-rsid="003557a8"/>
    </style:style>
    <style:style style:name="P118" style:family="paragraph" style:parent-style-name="Standard" style:list-style-name="L4">
      <style:text-properties officeooo:rsid="00567ff3" officeooo:paragraph-rsid="00567ff3"/>
    </style:style>
    <style:style style:name="P119" style:family="paragraph" style:parent-style-name="Table_20_Contents" style:list-style-name="L5">
      <style:text-properties officeooo:rsid="0044df77" officeooo:paragraph-rsid="00457f8a"/>
    </style:style>
    <style:style style:name="P120" style:family="paragraph" style:parent-style-name="Table_20_Contents" style:list-style-name="L5">
      <style:text-properties officeooo:rsid="00471013" officeooo:paragraph-rsid="00471013"/>
    </style:style>
    <style:style style:name="P121" style:family="paragraph" style:parent-style-name="Table_20_Contents" style:list-style-name="L6">
      <style:text-properties officeooo:rsid="0047fab3" officeooo:paragraph-rsid="0047fab3"/>
    </style:style>
    <style:style style:name="P122" style:family="paragraph" style:parent-style-name="Text_20_body" style:list-style-name="L1">
      <style:text-properties officeooo:paragraph-rsid="00023bf2"/>
    </style:style>
    <style:style style:name="P123" style:family="paragraph" style:parent-style-name="Text_20_body" style:list-style-name="L2">
      <style:text-properties officeooo:rsid="0003c916" officeooo:paragraph-rsid="0003c916"/>
    </style:style>
    <style:style style:name="P124" style:family="paragraph" style:parent-style-name="Text_20_body" style:list-style-name="L2">
      <style:text-properties officeooo:rsid="0003fcde" officeooo:paragraph-rsid="0003fcde"/>
    </style:style>
    <style:style style:name="P125" style:family="paragraph">
      <style:paragraph-properties fo:margin-left="0cm" fo:margin-right="0cm" fo:margin-top="0cm" fo:margin-bottom="0cm" fo:line-height="100%" fo:text-indent="0cm"/>
    </style:style>
    <style:style style:name="P126"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5bb1aa"/>
    </style:style>
    <style:style style:name="T2" style:family="text">
      <style:text-properties officeooo:rsid="0001d77b"/>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fo:font-style="italic" officeooo:rsid="00023bf2" style:font-style-asian="italic" style:font-style-complex="italic"/>
    </style:style>
    <style:style style:name="T6" style:family="text">
      <style:text-properties fo:font-style="italic" officeooo:rsid="001edd69" style:font-style-asian="italic" style:font-style-complex="italic"/>
    </style:style>
    <style:style style:name="T7" style:family="text">
      <style:text-properties officeooo:rsid="00023bf2"/>
    </style:style>
    <style:style style:name="T8" style:family="text">
      <style:text-properties officeooo:rsid="0003c916"/>
    </style:style>
    <style:style style:name="T9" style:family="text">
      <style:text-properties officeooo:rsid="0003fcde"/>
    </style:style>
    <style:style style:name="T10" style:family="text">
      <style:text-properties officeooo:rsid="00046f11"/>
    </style:style>
    <style:style style:name="T11" style:family="text">
      <style:text-properties officeooo:rsid="0005ca4d"/>
    </style:style>
    <style:style style:name="T12" style:family="text">
      <style:text-properties officeooo:rsid="0007a53c"/>
    </style:style>
    <style:style style:name="T13" style:family="text">
      <style:text-properties officeooo:rsid="0008fdd0"/>
    </style:style>
    <style:style style:name="T14" style:family="text">
      <style:text-properties officeooo:rsid="00090d89"/>
    </style:style>
    <style:style style:name="T15" style:family="text">
      <style:text-properties officeooo:rsid="000a92ff"/>
    </style:style>
    <style:style style:name="T16" style:family="text">
      <style:text-properties officeooo:rsid="000ac87b"/>
    </style:style>
    <style:style style:name="T17" style:family="text">
      <style:text-properties officeooo:rsid="000c9bf2"/>
    </style:style>
    <style:style style:name="T18" style:family="text">
      <style:text-properties officeooo:rsid="000d4a0c"/>
    </style:style>
    <style:style style:name="T19" style:family="text">
      <style:text-properties officeooo:rsid="000eb189"/>
    </style:style>
    <style:style style:name="T20" style:family="text">
      <style:text-properties officeooo:rsid="00106d21"/>
    </style:style>
    <style:style style:name="T21" style:family="text">
      <style:text-properties officeooo:rsid="0011306d"/>
    </style:style>
    <style:style style:name="T22" style:family="text">
      <style:text-properties officeooo:rsid="0011a464"/>
    </style:style>
    <style:style style:name="T23" style:family="text">
      <style:text-properties officeooo:rsid="0011d214"/>
    </style:style>
    <style:style style:name="T24" style:family="text">
      <style:text-properties officeooo:rsid="00135e7b"/>
    </style:style>
    <style:style style:name="T25" style:family="text">
      <style:text-properties officeooo:rsid="001482fc"/>
    </style:style>
    <style:style style:name="T26" style:family="text">
      <style:text-properties officeooo:rsid="0015a10e"/>
    </style:style>
    <style:style style:name="T27" style:family="text">
      <style:text-properties fo:font-weight="bold" style:font-weight-asian="bold" style:font-weight-complex="bold"/>
    </style:style>
    <style:style style:name="T28" style:family="text">
      <style:text-properties fo:font-weight="bold" officeooo:rsid="001f26a1" style:font-weight-asian="bold" style:font-weight-complex="bold"/>
    </style:style>
    <style:style style:name="T29" style:family="text">
      <style:text-properties fo:font-weight="bold" officeooo:rsid="002183ce" style:font-weight-asian="bold" style:font-weight-complex="bold"/>
    </style:style>
    <style:style style:name="T30" style:family="text">
      <style:text-properties fo:font-weight="bold" officeooo:rsid="0031719f" style:font-weight-asian="bold" style:font-weight-complex="bold"/>
    </style:style>
    <style:style style:name="T31" style:family="text">
      <style:text-properties style:font-name="Liberation Serif1" style:font-name-asian="Liberation Serif1" style:font-name-complex="Liberation Serif1"/>
    </style:style>
    <style:style style:name="T32" style:family="text">
      <style:text-properties style:font-name="Liberation Serif1" officeooo:rsid="001666c5" style:font-name-asian="Liberation Serif1" style:font-name-complex="Liberation Serif1"/>
    </style:style>
    <style:style style:name="T33" style:family="text">
      <style:text-properties style:font-name="Liberation Serif1" officeooo:rsid="0011a464" style:font-name-asian="Liberation Serif1" style:font-name-complex="Liberation Serif1"/>
    </style:style>
    <style:style style:name="T34" style:family="text">
      <style:text-properties style:font-name="Liberation Serif1" officeooo:rsid="0003fcde" style:font-name-asian="Liberation Serif1" style:font-name-complex="Liberation Serif1"/>
    </style:style>
    <style:style style:name="T35" style:family="text">
      <style:text-properties style:font-name="Liberation Serif1" officeooo:rsid="0011d214" style:font-name-asian="Liberation Serif1" style:font-name-complex="Liberation Serif1"/>
    </style:style>
    <style:style style:name="T36" style:family="text">
      <style:text-properties style:font-name="Liberation Serif1" officeooo:rsid="0017417c" style:font-name-asian="Liberation Serif1" style:font-name-complex="Liberation Serif1"/>
    </style:style>
    <style:style style:name="T37" style:family="text">
      <style:text-properties style:font-name="Liberation Serif1" officeooo:rsid="000c9bf2" style:font-name-asian="Liberation Serif1" style:font-name-complex="Liberation Serif1"/>
    </style:style>
    <style:style style:name="T38" style:family="text">
      <style:text-properties style:font-name="Liberation Serif1" officeooo:rsid="001766af" style:font-name-asian="Liberation Serif1" style:font-name-complex="Liberation Serif1"/>
    </style:style>
    <style:style style:name="T39" style:family="text">
      <style:text-properties style:font-name="Liberation Serif1" fo:font-weight="normal" officeooo:rsid="001666c5" style:font-name-asian="Liberation Serif1" style:font-weight-asian="normal" style:font-name-complex="Liberation Serif1" style:font-weight-complex="normal"/>
    </style:style>
    <style:style style:name="T40" style:family="text">
      <style:text-properties style:font-name="Liberation Serif1" fo:font-weight="bold" style:font-name-asian="Liberation Serif1" style:font-weight-asian="bold" style:font-name-complex="Liberation Serif1" style:font-weight-complex="bold"/>
    </style:style>
    <style:style style:name="T41" style:family="text">
      <style:text-properties style:font-name="Liberation Serif1" fo:font-weight="bold" officeooo:rsid="000c9bf2" style:font-name-asian="Liberation Serif1" style:font-weight-asian="bold" style:font-name-complex="Liberation Serif1" style:font-weight-complex="bold"/>
    </style:style>
    <style:style style:name="T42" style:family="text">
      <style:text-properties officeooo:rsid="001766af"/>
    </style:style>
    <style:style style:name="T43" style:family="text">
      <style:text-properties officeooo:rsid="0018c15e"/>
    </style:style>
    <style:style style:name="T44" style:family="text">
      <style:text-properties officeooo:rsid="001af22d"/>
    </style:style>
    <style:style style:name="T45" style:family="text">
      <style:text-properties officeooo:rsid="001b9acb"/>
    </style:style>
    <style:style style:name="T46" style:family="text">
      <style:text-properties officeooo:rsid="001ce81b"/>
    </style:style>
    <style:style style:name="T47" style:family="text">
      <style:text-properties officeooo:rsid="001edd69"/>
    </style:style>
    <style:style style:name="T48" style:family="text">
      <style:text-properties officeooo:rsid="001f26a1"/>
    </style:style>
    <style:style style:name="T49" style:family="text">
      <style:text-properties officeooo:rsid="00205d6e"/>
    </style:style>
    <style:style style:name="T50" style:family="text">
      <style:text-properties officeooo:rsid="002183ce"/>
    </style:style>
    <style:style style:name="T51" style:family="text">
      <style:text-properties officeooo:rsid="002315fa"/>
    </style:style>
    <style:style style:name="T52" style:family="text">
      <style:text-properties officeooo:rsid="00235ed2"/>
    </style:style>
    <style:style style:name="T53" style:family="text">
      <style:text-properties officeooo:rsid="0023b4dc"/>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officeooo:rsid="00567ff3"/>
    </style:style>
    <style:style style:name="T89" style:family="text">
      <style:text-properties officeooo:rsid="005a73e5"/>
    </style:style>
    <style:style style:name="T90" style:family="text">
      <style:text-properties officeooo:rsid="005dbb24"/>
    </style:style>
    <style:style style:name="T91" style:family="text">
      <style:text-properties officeooo:rsid="005e9932"/>
    </style:style>
    <style:style style:name="T92" style:family="text">
      <style:text-properties officeooo:rsid="00600253"/>
    </style:style>
    <style:style style:name="T93" style:family="text">
      <style:text-properties officeooo:rsid="0061e89a"/>
    </style:style>
    <style:style style:name="T94" style:family="text">
      <style:text-properties officeooo:rsid="0062d2e4"/>
    </style:style>
    <style:style style:name="T95" style:family="text">
      <style:text-properties officeooo:rsid="00636caf"/>
    </style:style>
    <style:style style:name="T96" style:family="text">
      <style:text-properties officeooo:rsid="00653dc9"/>
    </style:style>
    <style:style style:name="T97" style:family="text">
      <style:text-properties officeooo:rsid="006592a1"/>
    </style:style>
    <style:style style:name="T98" style:family="text">
      <style:text-properties officeooo:rsid="0066c647"/>
    </style:style>
    <style:style style:name="T99" style:family="text">
      <style:text-properties officeooo:rsid="0066d8be"/>
    </style:style>
    <style:style style:name="T100" style:family="text">
      <style:text-properties officeooo:rsid="00680e85"/>
    </style:style>
    <style:style style:name="T101" style:family="text">
      <style:text-properties officeooo:rsid="00687479"/>
    </style:style>
    <style:style style:name="T102" style:family="text">
      <style:text-properties officeooo:rsid="0068b3b4"/>
    </style:style>
    <style:style style:name="T103" style:family="text">
      <style:text-properties officeooo:rsid="0069aa8a"/>
    </style:style>
    <style:style style:name="T104" style:family="text">
      <style:text-properties officeooo:rsid="006b9456"/>
    </style:style>
    <style:style style:name="T10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4">This library was </text:span><text:span text:style-name="T15">originally </text:span><text:a xlink:type="simple" xlink:href="https://www.bernd-paysan.de/mini-oof.html" text:style-name="Internet_20_link" text:visited-style-name="Visited_20_Internet_20_Link"><text:span text:style-name="T15">created by Bernd Paysan</text:span></text:a><text:span text:style-name="T15"> </text:span><text:span text:style-name="T24">specifically with </text:span><text:span text:style-name="T17"><text:s/>microcontroller</text:span><text:span text:style-name="T24">s</text:span><text:span text:style-name="T19"> </text:span><text:span text:style-name="T17">in mind</text:span>. <text:span text:style-name="T24">It packs quite a punch for it’s size.</text:span></text:p>
      <text:p text:style-name="P4"/>
      <text:p text:style-name="P4">Why <text:span text:style-name="T15">is object oriented code</text:span> useful? Well – forth programming is all about creating a problem-specif<text:span text:style-name="T14">i</text:span>c language <text:span text:style-name="T15">with which</text:span> <text:span text:style-name="T15">to </text:span><text:span text:style-name="T20">construct</text:span> <text:span text:style-name="T20">an</text:span> application. Programming in basic forth is all very well – but it’s like driving in 1<text:span text:style-name="T3">st</text:span> gear <text:span text:style-name="T20">all the time</text:span>. Better to create <text:span text:style-name="T15">more sophisticated </text:span>components that allow you to write your program <text:span text:style-name="T20">in ‘top gear’ </text:span>with <text:span text:style-name="T4">less</text:span> writing and <text:span text:style-name="T4">better</text:span> readability. <text:span text:style-name="T20">Definitely worth a honk on the horn.</text:span></text:p>
      <text:p text:style-name="P4"/>
      <text:p text:style-name="P63">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7">for</text:span> creat<text:span text:style-name="T7">ing</text:span> new <text:span text:style-name="T9">classes of </text:span>components are the words CREATE and DOES&gt;. These are fine for simple <text:span text:style-name="T16">to medium</text:span> <text:span text:style-name="T14">things</text:span>, but code <text:span text:style-name="T7">readability </text:span><text:span text:style-name="T14">rapidly </text:span><text:span text:style-name="T7">goes down</text:span> as the component complexity rises. <text:span text:style-name="T24">We’ve all heard the complaint that Forth is a write-only language.</text:span> <text:span text:style-name="T24">This issue</text:span> is <text:span text:style-name="T24">illustrated</text:span><text:span text:style-name="T14"> </text:span><text:span text:style-name="T61">by</text:span><text:span text:style-name="T24"> comparing</text:span><text:span text:style-name="T14"> </text:span><text:span text:style-name="T7">two very similar components:-</text:span></text:p>
      <text:p text:style-name="P3"/>
      <text:list xml:id="list514001343" text:style-name="L1">
        <text:list-item>
          <text:p text:style-name="P122"><text:span text:style-name="T7">This </text:span><text:a xlink:type="simple" xlink:href="https://github.com/bob-g4bby/Bob-Edwards--Forth-Stuff/blob/main/ESP32/Simple%20Stacks%20for%20ESP32forth.fth" text:style-name="Internet_20_link" text:visited-style-name="Visited_20_Internet_20_Link"><text:span text:style-name="T2">code for creating as many new stacks</text:span></text:a><text:span text:style-name="T2"> as you like. </text:span><text:span text:style-name="T7">It’s very readable, very </text:span><text:span text:style-name="T16">f</text:span><text:span text:style-name="T7">ew variables are needed ( 1! ) per stack. That variable is stored as the first cell in each stack, followed by the actual stack block.</text:span></text:p>
        </text:list-item>
        <text:list-item>
          <text:p text:style-name="P122"><text:span text:style-name="T7">This </text:span><text:a xlink:type="simple" xlink:href="https://github.com/bob-g4bby/Bob-Edwards--Forth-Stuff/blob/main/ESP32/Simple%20Queues%20for%20ESP32forth.fth" text:style-name="Internet_20_link" text:visited-style-name="Visited_20_Internet_20_Link"><text:span text:style-name="T7">code </text:span></text:a><text:a xlink:type="simple" xlink:href="https://github.com/bob-g4bby/Bob-Edwards--Forth-Stuff/blob/main/ESP32/Simple%20Queues%20for%20ESP32forth.fth" text:style-name="Internet_20_link" text:visited-style-name="Visited_20_Internet_20_Link"><text:span text:style-name="T99">for creating as many </text:span></text:a><text:a xlink:type="simple" xlink:href="https://github.com/bob-g4bby/Bob-Edwards--Forth-Stuff/blob/main/ESP32/Simple%20Queues%20for%20ESP32forth.fth" text:style-name="Internet_20_link" text:visited-style-name="Visited_20_Internet_20_Link"><text:span text:style-name="T100">new </text:span></text:a><text:a xlink:type="simple" xlink:href="https://github.com/bob-g4bby/Bob-Edwards--Forth-Stuff/blob/main/ESP32/Simple%20Queues%20for%20ESP32forth.fth" text:style-name="Internet_20_link" text:visited-style-name="Visited_20_Internet_20_Link"><text:span text:style-name="T99">queues</text:span></text:a><text:span text:style-name="T99"> as you like</text:span><text:span text:style-name="T7">. Per queue, we need </text:span><text:span text:style-name="T15">the</text:span><text:span text:style-name="T7"> variables </text:span><text:span text:style-name="T5">head, tail, size, used</text:span><text:span text:style-name="T7"> + the data block. Again, the variables are nearest to the start of the definition </text:span><text:span text:style-name="T20">( although that’s hard to tell )</text:span><text:span text:style-name="T7">, with the data block following. Notice several things – the location </text:span><text:span text:style-name="T14">and size</text:span><text:span text:style-name="T7"> of each variable isn’t obvious; </text:span><text:span text:style-name="T8">and </text:span><text:span text:style-name="T7">we need quite a few ‘helper’ words to access them – </text:span><text:span text:style-name="T8">cluttering up the dictionary with low-grade special-to-queues words. Overall, understanding how the queue works is </text:span><text:span text:style-name="T15">not as easy as the code for </text:span><text:span text:style-name="T20">the</text:span><text:span text:style-name="T15"> stack, </text:span><text:span text:style-name="T16">despite being closely related.</text:span></text:p>
        </text:list-item>
      </text:list>
      <text:p text:style-name="P102"/>
      <text:p text:style-name="P24">Both pieces of code are reasonably well commented – but that doesn’t improve readability that much. <text:span text:style-name="T82">Hand-made object orientation works but is hard to maintain. </text:span><text:span text:style-name="T1">Here’s </text:span><text:a xlink:type="simple" xlink:href="https://archive.org/details/object-oriented-forth-implementation-of-data-structures-by-pountain-dick-z-lib.org" text:style-name="Internet_20_link" text:visited-style-name="Visited_20_Internet_20_Link"><text:span text:style-name="T1">Dick Pountain’s book</text:span></text:a><text:span text:style-name="T1"> about that kind of code.</text:span></text:p>
      <text:p text:style-name="P24"/>
      <text:p text:style-name="P5">If we go onto create more sophisticated components, like a <text:span text:style-name="T15">recipe for creating </text:span>state-machine<text:span text:style-name="T15">s</text:span> for instance, then <text:s/>readability can dip <text:span text:style-name="T17">even </text:span>lower <text:span text:style-name="T24">and accidentally </text:span><text:span text:style-name="T61">introduc</text:span><text:span text:style-name="T24">ing bugs gets more likely</text:span>.</text:p>
      <text:h text:style-name="P107" text:outline-level="1"/>
      <text:h text:style-name="P108" text:outline-level="1">Enter Object Oriented Programming</text:h>
      <text:p text:style-name="P5">So – we <text:span text:style-name="T47">probably </text:span>want to create components <text:span text:style-name="T13">(Objects)</text:span> <text:span text:style-name="T16">for the following reasons</text:span>:-</text:p>
      <text:p text:style-name="P5"/>
      <text:list xml:id="list2511757467" text:style-name="L2">
        <text:list-item>
          <text:p text:style-name="P123">We may <text:span text:style-name="T61">have a need</text:span> to create a fixed number of named components <text:span text:style-name="T16">which all work the same way</text:span>. They all have their <text:span text:style-name="T16">own </text:span>private variables as part of the internal machinery and they all <text:span text:style-name="T16">share code</text:span> – <text:span text:style-name="T13">they </text:span><text:span text:style-name="T16">all </text:span>use the same ‘<text:span text:style-name="T13">M</text:span>ethods’ to <text:span text:style-name="T16">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23">We may want to create a variable number of temporary, unnamed components <text:span text:style-name="T13">or Objects</text:span> during program operation to <text:span text:style-name="T9">react</text:span> to conditions <text:span text:style-name="T16">as the application runs</text:span>. These <text:span text:style-name="T13">Objects</text:span> <text:span text:style-name="T16">may </text:span><text:span text:style-name="T62">need to </text:span><text:span text:style-name="T16">be </text:span>destroyed <text:span text:style-name="T16">later</text:span> when no longer useful, <text:span text:style-name="T16">so they don’t take up memory any more. (e.g. </text:span><text:span text:style-name="T24">c</text:span><text:span text:style-name="T16">atering for a varying number of users connecting and disconnecting to </text:span><text:span text:style-name="T20">an</text:span><text:span text:style-name="T16"> application via WiFi)</text:span></text:p>
        </text:list-item>
        <text:list-item>
          <text:p text:style-name="P124">We may need to create <text:span text:style-name="T13">Objects</text:span> that are very similar to other <text:span text:style-name="T13">Object</text:span>s, with one or two differen<text:span text:style-name="T17">t</text:span> or extra <text:span text:style-name="T17">behaviours</text:span>. How to do that <text:span text:style-name="T14">with</text:span> the smallest amount of writing / <text:span text:style-name="T24">in the smallest</text:span> code space <text:span text:style-name="T20">without tying ourselves in knots</text:span>?</text:p>
        </text:list-item>
      </text:list>
      <text:h text:style-name="Heading_20_1" text:outline-level="1">Writing a recipe for <text:span text:style-name="T26">making</text:span> component<text:span text:style-name="T26">s</text:span> – the Class</text:h>
      <text:p text:style-name="P6">A Class defines the variables <text:span text:style-name="T10">(internal storage)</text:span> and methods ( code that makes the Class do it’s thing ) <text:span text:style-name="T11">as a </text:span><text:span text:style-name="T62">self contained</text:span><text:span text:style-name="T11"> recipe.</text:span> In Mini-OOF this looks like:-</text:p>
      <text:h text:style-name="Heading_20_2" text:outline-level="2">Creating a Class</text:h>
      <text:p text:style-name="P15">A CLASS is <text:span text:style-name="T14">the</text:span> recipe for making as many identical <text:span text:style-name="T14">component</text:span>s as we need. The components <text:span text:style-name="T17">created from the CLASS’s recipe</text:span> are called O<text:span text:style-name="T89">bjects</text:span>. Each O<text:span text:style-name="T89">bject</text:span> has internal <text:span text:style-name="T89">variables</text:span> (called VARs) and code (called METHODs) <text:span text:style-name="T102">which</text:span> <text:span text:style-name="T89">may </text:span>operate on th<text:span text:style-name="T89">e</text:span> <text:span text:style-name="T12">internal </text:span><text:span text:style-name="T89">variables</text:span>, data on the stack, <text:span text:style-name="T12">other </text:span><text:span text:style-name="T89">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0">\ <text:s/>This Class’s parent is Object, a ‘do nothing’ ancestor </text:span></text:p>
            <text:p text:style-name="P7"><text:tab/>4 VAR variable1name<text:tab/><text:tab/><text:tab/><text:span text:style-name="T10">\ <text:s/>This defines a variable 4 bytes in size</text:span></text:p>
            <text:p text:style-name="P7"><text:tab/><text:span text:style-name="T10">2</text:span> VAR variable2name<text:tab/><text:tab/> <text:s text:c="11"/><text:span text:style-name="T10">\ <text:s/>This defines a 2 byte variable</text:span></text:p>
            <text:p text:style-name="P7"><text:tab/>METHOD method1name<text:tab/><text:tab/><text:span text:style-name="T10">\ <text:s/>This is a method that will </text:span><text:span text:style-name="T17">run</text:span><text:span text:style-name="T10"> code</text:span></text:p>
            <text:p text:style-name="P7"><text:tab/>METHOD method2name<text:tab/> <text:s text:c="11"/><text:span text:style-name="T10">\ <text:s/>As many as required for this Class</text:span></text:p>
            <text:p text:style-name="P7">END-CLASS <text:span text:style-name="T10">ClassName</text:span><text:span text:style-name="T17">1</text:span><text:span text:style-name="T10"><text:tab/><text:tab/><text:tab/>\ <text:s/>Classname</text:span><text:span text:style-name="T17">1</text:span><text:span text:style-name="T10"> is your name for this Class</text:span></text:p>
          </table:table-cell>
        </table:table-row>
      </table:table>
      <text:p text:style-name="P12"/>
      <text:p text:style-name="P13">So we’<text:span text:style-name="T45">r</text:span>e defining a Class <text:span text:style-name="T11">called ‘ClassName</text:span><text:span text:style-name="T17">1</text:span><text:span text:style-name="T11">’</text:span> with <text:span text:style-name="T20">internal</text:span> <text:span text:style-name="T11">data</text:span> (the <text:span text:style-name="T11">two VARs, </text:span><text:span text:style-name="T78">one is a long, the other is a word</text:span>) and code to make it all work (the <text:span text:style-name="T11">two </text:span><text:span text:style-name="T17">M</text:span><text:span text:style-name="T89">ethod</text:span>s). Notice that the <text:span text:style-name="T89">M</text:span>ethods don’t do anything yet – they’re just place-holders for now.</text:p>
      <text:p text:style-name="P13"/>
      <text:p text:style-name="P13"><text:span text:style-name="T17">Also, </text:span><text:span text:style-name="T82">compare this</text:span><text:span text:style-name="T12"> with CREATE … DOES&gt; : <text:s/></text:span><text:span text:style-name="T17">The anonymous</text:span><text:span text:style-name="T12"> variables</text:span><text:span text:style-name="T14"> </text:span><text:span text:style-name="T90">are now</text:span><text:span text:style-name="T12"> clearly named </text:span><text:span text:style-name="T20">and sized</text:span><text:span text:style-name="T12"> and a Class can </text:span><text:span text:style-name="T89">execute</text:span><text:span text:style-name="T12"> any number of </text:span><text:span text:style-name="T89">Methods</text:span><text:span text:style-name="T12"> whe</text:span><text:span text:style-name="T17">reas CREATE </text:span><text:span text:style-name="T12">DOES&gt; </text:span><text:span text:style-name="T47">executes</text:span><text:span text:style-name="T12"> one ‘</text:span><text:span text:style-name="T90">Method’</text:span><text:span text:style-name="T12"> only. Result - </text:span><text:span text:style-name="T14">much </text:span><text:span text:style-name="T12">more powerful, more readable </text:span><text:span text:style-name="T20">component</text:span><text:span text:style-name="T12">-maker.</text:span></text:p>
      <text:h text:style-name="P110" text:outline-level="2"/>
      <text:h text:style-name="P111" text:outline-level="2">Defining the Methods</text:h>
      <text:p text:style-name="P14">Our Class won’t do anything unless we define what the Methods actually do. Here’s the <text:span text:style-name="T17">syntax</text:span> for tha<text:span text:style-name="T17">t:-</text:span></text:p>
      <text:p text:style-name="P14"/>
      <table:table table:name="Table2" table:style-name="Table2">
        <table:table-column table:style-name="Table2.A"/>
        <table:table-row table:style-name="Table2.1">
          <table:table-cell table:style-name="Table2.A1" office:value-type="string">
            <text:p text:style-name="P9">:<text:span text:style-name="T17">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0">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8">does</text:span>n’t allow <text:span text:style-name="T45">forward references</text:span>. <text:span text:style-name="T18">In the </text:span><text:span text:style-name="T62">Class definition</text:span><text:span text:style-name="T18"> above</text:span> all the <text:span text:style-name="T62">M</text:span>ethod names pre-exist, so that any <text:span text:style-name="T62">M</text:span>ethod may call any other <text:span text:style-name="T62">M</text:span>ethod to get the job done – no forward references <text:span text:style-name="T45">involved</text:span>. </text:p>
      <text:p text:style-name="P16"/>
      <text:p text:style-name="P17">The same syntax is used to define all the <text:span text:style-name="T62">M</text:span>ethods for ‘ClassName1’ and we’re done. ‘ClassName1’ is a little factory <text:span text:style-name="T21">waiting to</text:span> churn out as many identical gizmos as we like, each with their own private variable block.</text:p>
      <text:p text:style-name="P17"/>
      <text:h text:style-name="Heading_20_1" text:outline-level="1"><text:span text:style-name="T46">Creat</text:span>ing a <text:span text:style-name="T22">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2">does the job, like a cooky cutter making biscuits.</text:span></text:p>
      <text:p text:style-name="P21"/>
      <text:h text:style-name="Heading_20_1" text:outline-level="1">Running Object<text:span text:style-name="T45">s</text:span></text:h>
      <text:p text:style-name="P19">If we want to access an Object’s VARs, then this <text:span text:style-name="T23">is </text:span>not too different from <text:span text:style-name="T23">using</text:span> Forth’s <text:span text:style-name="T23">ordinary </text:span>var<text:span text:style-name="T23">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9">variable1name <text:s text:c="2"/></text:span>@<text:tab/><text:tab/><text:tab/>\ read <text:span text:style-name="T23">long ‘</text:span>variable1name’</text:p>
            <text:p text:style-name="P19">10 <text:s text:c="3"/>MyObjectName1 <text:s text:c="2"/><text:span text:style-name="T9">variable</text:span>2<text:span text:style-name="T9">name <text:s/></text:span>W<text:span text:style-name="T9">!<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3">These little code fragments can be run from the terminal when debugging a Class, as well as </text:span><text:span text:style-name="T47">included in</text:span><text:span text:style-name="T23"> a word definition - </text:span><text:span text:style-name="T26">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9">method1name</text:span><text:tab/><text:tab/><text:tab/>\ <text:span text:style-name="T23">run method1name</text:span></text:p>
            <text:p text:style-name="P20">MyObjectName1 <text:s text:c="3"/><text:span text:style-name="T9">method</text:span><text:span text:style-name="T23">2</text:span><text:span text:style-name="T9">name<text:tab/><text:tab/> <text:s text:c="11"/></text:span>\ <text:span text:style-name="T23">run method2name</text:span></text:p>
          </table:table-cell>
        </table:table-row>
      </table:table>
      <text:p text:style-name="P23"/>
      <text:p text:style-name="P22">Notice again that <text:span text:style-name="T27">the Object name has to be on the top of the data stack</text:span> before calling the method, so that the right bunch of VARs will be used – if <text:span text:style-name="T25">the method uses any of them</text:span>. <text:span text:style-name="T26">This </text:span><text:span text:style-name="T45">requirement</text:span><text:span text:style-name="T26"> affects the code inside a method ...</text:span></text:p>
      <text:p text:style-name="P22"/>
      <text:h text:style-name="P109" text:outline-level="1">Calling <text:span text:style-name="T44">other </text:span>Methods and Vars from inside a Method</text:h>
      <text:p text:style-name="P25">As we saw in the last section – when calling a <text:s/>Method or V<text:span text:style-name="T92">AR</text:span> it is always preceded by the required <text:s/>Object <text:span text:style-name="T44">ID</text:span> – <text:span text:style-name="T44">so the</text:span> Object ID is top of stack when a method starts to execute.<text:span text:style-name="T47"> Mini-OOF </text:span><text:span text:style-name="T6">expects that to be consumed</text:span><text:span text:style-name="T47">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7">NONAME &lt;your forth code for the method&gt; ; ClassName1 DEFINES method1name</text:span></text:p>
            <text:p text:style-name="P11"><text:s text:c="21"/><text:span text:style-name="T39">↑</text:span><text:span text:style-name="T32">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5">same </text:span>Class – convenient. BUT, if we want the method to read input parameters or leave output parameters, then the Object ID on top of <text:span text:style-name="T44">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7">NONAME </text:span></text:p>
            <text:p text:style-name="P28"><text:span text:style-name="T40">&gt;R</text:span><text:span text:style-name="T31"> <text:s text:c="60"/>\ </text:span><text:span text:style-name="T36">transfer</text:span><text:span text:style-name="T31"> the Object ID to the R stack</text:span></text:p>
            <text:p text:style-name="P38">&lt; forth code&gt;</text:p>
            <text:p text:style-name="P28"><text:span text:style-name="T40">R@</text:span><text:span text:style-name="T31"> </text:span><text:span text:style-name="T34">variable1name </text:span><text:span text:style-name="T33">@ </text:span><text:span text:style-name="T31">1+</text:span></text:p>
            <text:p text:style-name="P28"><text:span text:style-name="T40">R@</text:span><text:span text:style-name="T31"> </text:span><text:span text:style-name="T34">variable1name ! <text:s text:c="32"/></text:span><text:span text:style-name="T31">\ increment variable1name, </text:span><text:span text:style-name="T36">get Object ID from R stack</text:span></text:p>
            <text:p text:style-name="P38">&lt; more forth code &gt;</text:p>
            <text:p text:style-name="P29"><text:span text:style-name="T40">R&gt;</text:span><text:span text:style-name="T31"> <text:s/></text:span><text:span text:style-name="T34">method</text:span><text:span text:style-name="T35">2</text:span><text:span text:style-name="T34">name <text:s text:c="36"/></text:span><text:span text:style-name="T36">\ call <text:s/></text:span><text:span text:style-name="T34">method</text:span><text:span text:style-name="T35">2</text:span><text:span text:style-name="T34">name </text:span><text:span text:style-name="T36">and drop Object ID</text:span></text:p>
            <text:p text:style-name="P29"><text:span text:style-name="T34">; <text:s/></text:span><text:span text:style-name="T37">ClassName1 DEFINES method</text:span><text:span text:style-name="T36">2</text:span><text:span text:style-name="T37">name</text:span></text:p>
          </table:table-cell>
        </table:table-row>
      </table:table>
      <text:p text:style-name="P27"/>
      <text:p text:style-name="P31">This is how a Method uses other Methods and VARs from <text:span text:style-name="T44">its own</text:span> Class. The Object ID is <text:span text:style-name="T47">s</text:span>till<text:span text:style-name="T47"> </text:span>hand<text:span text:style-name="T47">y</text:span> on the top of the R stack, but doesn’t mask any <text:span text:style-name="T44">i/o</text:span> <text:span text:style-name="T44">parameters</text:span> <text:span text:style-name="T44">or intermediate results</text:span> on the data stack.</text:p>
      <text:p text:style-name="P31"/>
      <text:p text:style-name="P32"/>
      <text:p text:style-name="P33"><text:span text:style-name="T47">Let’s</text:span> look at some <text:span text:style-name="T42">real</text:span> code – <text:span text:style-name="T42">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2">to save the Object ID at the start</text:span>, repeated use of R@, <text:span text:style-name="T42">then</text:span> <text:span text:style-name="T45">finishing</text:span> with an R&gt; <text:span text:style-name="T42">to consume the Object ID before executing the <text:s/>; word</text:span> <text:span text:style-name="T42">to finish the </text:span><text:span text:style-name="T43">TRUN </text:span><text:span text:style-name="T42">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7">&gt;R</text:span> </text:p>
            <text:p text:style-name="P39">MS-TICKS DUP <text:s text:c="57"/>\ read the present time</text:p>
            <text:p text:style-name="P39"><text:span text:style-name="T27">R@</text:span> STARTTIME @ <text:s text:c="51"/>\ read when this TIMER last ran </text:p>
            <text:p text:style-name="P39">- <text:s text:c="83"/>\ calculate how long ago that is</text:p>
            <text:p text:style-name="P30"><text:span text:style-name="T41">R@</text:span><text:span text:style-name="T37"> PERIOD @ &gt;= <text:s text:c="53"/>\ is it time to run the TCODE </text:span><text:span text:style-name="T38">yet</text:span><text:span text:style-name="T37">? </text:span></text:p>
            <text:p text:style-name="P39">IF</text:p>
            <text:p text:style-name="P39"><text:s/><text:span text:style-name="T27"><text:s text:c="3"/>R@</text:span> STARTTIME ! <text:s text:c="50"/>\ save the present time</text:p>
            <text:p text:style-name="P30"><text:span text:style-name="T37"><text:s text:c="4"/></text:span><text:span text:style-name="T41">R&gt;</text:span><text:span text:style-name="T37"> TCODE @ EXECUTE <text:s text:c="38"/>\ run </text:span><text:span text:style-name="T38">xt</text:span><text:span text:style-name="T37"> stored in TCODE</text:span></text:p>
            <text:p text:style-name="P39">ELSE</text:p>
            <text:p text:style-name="P39"><text:s text:c="4"/>DROP <text:s/><text:span text:style-name="T27">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6">Creat</text:span>ing an Unnamed Object</text:h>
      <text:p text:style-name="P103">We create unnamed Objects when (a) they are temporary in nature or (b) there would be too many <text:span text:style-name="T94">N</text:span>amed Objects to handle elegantly.</text:p>
      <text:p text:style-name="P55"/>
      <text:p text:style-name="P55">You’re building a machine which manages up to 20 streams of data, the number of channels required is held in <text:span text:style-name="T103">a</text:span> <text:span text:style-name="T51">value</text:span> <text:span text:style-name="T27">chan#</text:span>. You could create 20 named <text:span text:style-name="T86">O</text:span>bjects to deal with <text:span text:style-name="T53">that</text:span>, but <text:span text:style-name="T53">calling the names</text:span> wouldn’t be too handy when it came to running each channel’s code – quite a lot of writing. We could do with handling the channels <text:span text:style-name="T53">as</text:span> an array of Object IDs, <text:span text:style-name="T55">w</text:span>e don’t care about naming the<text:span text:style-name="T55">m</text:span>. <text:span text:style-name="T53">We also don’t want to waste memory </text:span><text:span text:style-name="T90">on</text:span><text:span text:style-name="T53"> </text:span><text:span text:style-name="T62">unused</text:span><text:span text:style-name="T53"> channels.</text:span></text:p>
      <text:p text:style-name="P55"/>
      <text:p text:style-name="P55">The syntax for creating an array of unnamed objects might be:-</text:p>
      <text:p text:style-name="P55"/>
      <table:table table:name="Table10" table:style-name="Table10">
        <table:table-column table:style-name="Table10.A"/>
        <table:table-row table:style-name="Table10.1">
          <table:table-cell table:style-name="Table10.A1" office:value-type="string">
            <text:p text:style-name="P41">CREATE Chann<text:span text:style-name="T49">el</text:span> 20 allot <text:s text:c="39"/><text:span text:style-name="T53">\ this array will store Object IDs or 0 if inactive</text:span></text:p>
            <text:p text:style-name="P44">20 0 DO 0 Channel I cells <text:span text:style-name="T52">+</text:span> <text:s text:c="2"/>! <text:s/>LOOP <text:s text:c="20"/>\ initialise all Channel[I] = 0</text:p>
            <text:p text:style-name="P42">chan# 0 DO</text:p>
            <text:p text:style-name="P40">ClassName1 <text:s text:c="3"/><text:span text:style-name="T28">H</text:span><text:span text:style-name="T27">NEW</text:span> <text:s text:c="3"/><text:span text:style-name="T49">Channel </text:span><text:span text:style-name="T50">I cells +</text:span><text:span text:style-name="T49"> <text:s text:c="2"/>!</text:span> <text:s text:c="10"/><text:span text:style-name="T48">\ </text:span><text:span text:style-name="T49">Channel[I] = Object ID</text:span></text:p>
            <text:p text:style-name="P42">LOOP</text:p>
          </table:table-cell>
        </table:table-row>
      </table:table>
      <text:p text:style-name="P36"/>
      <text:p text:style-name="P56">Notice the use of <text:span text:style-name="T27">HNEW</text:span> instead of NEW. <text:s/>HNEW allocates space on the heap to store all the internal VARS needed by Classname1 <text:span text:style-name="T88">Objects</text:span>, instead of using program space.</text:p>
      <text:p text:style-name="P56"/>
      <text:p text:style-name="P56">Now, when processing each channel, we can access V<text:span text:style-name="T88">AR</text:span>s or execute Methods within a DO LOOP with the phrase:-</text:p>
      <text:p text:style-name="P56"/>
      <table:table table:name="Table11" table:style-name="Table11">
        <table:table-column table:style-name="Table11.A"/>
        <table:table-row table:style-name="Table11.1">
          <table:table-cell table:style-name="Table11.A1" office:value-type="string">
            <text:p text:style-name="P42">Channel <text:span text:style-name="T51">I cells +</text:span> @ <text:s/>&lt;methodname&gt; or &lt;VARname&gt;</text:p>
          </table:table-cell>
        </table:table-row>
      </table:table>
      <text:p text:style-name="P58"/>
      <text:p text:style-name="P56">If <text:span text:style-name="T50">a channel </text:span><text:span text:style-name="T51">becomes </text:span><text:span text:style-name="T53">inactive</text:span><text:span text:style-name="T50">, then we </text:span><text:span text:style-name="T52">don’t </text:span><text:span text:style-name="T50">want to process that channel any more and can remove that channels’ object from memory with:-</text:span></text:p>
      <text:p text:style-name="P57"/>
      <table:table table:name="Table12" table:style-name="Table12">
        <table:table-column table:style-name="Table12.A"/>
        <table:table-row table:style-name="Table12.1">
          <table:table-cell table:style-name="Table12.A1" office:value-type="string">
            <text:p text:style-name="P43">Channel <text:span text:style-name="T51">I cells +</text:span> <text:s text:c="2"/>@ <text:s text:c="2"/><text:span text:style-name="T29">FREE</text:span><text:span text:style-name="T50"> <text:s text:c="39"/>\ Return the channel </text:span><text:span text:style-name="T55">VAR</text:span><text:span text:style-name="T50"> space to the heap</text:span></text:p>
            <text:p text:style-name="P44">0 Channel <text:span text:style-name="T51">I cells </text:span><text:span text:style-name="T52">+</text:span><text:span text:style-name="T51"> </text:span><text:s/>! <text:s text:c="52"/><text:span text:style-name="T51">\ Mark the channel as inactive</text:span></text:p>
          </table:table-cell>
        </table:table-row>
      </table:table>
      <text:p text:style-name="P59"><text:soft-page-break/>We can use the heap word FREE to discard the memory space use<text:span text:style-name="T55">d</text:span> by the Object:-</text:p>
      <text:p text:style-name="P59"/>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7">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59"/>
      <text:p text:style-name="P60">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60"/>
      <text:h text:style-name="Heading_20_1" text:outline-level="1">Creating <text:span text:style-name="T58">New </text:span>Classes <text:span text:style-name="T57">similar to existing ones</text:span></text:h>
      <text:p text:style-name="P62">Suppose we wish to create a <text:span text:style-name="T68">new</text:span> Class which is very similar to one we’ve already created? We <text:span text:style-name="T4">could</text:span> start from scratch – but <text:span text:style-name="T59">would</text:span> <text:span text:style-name="T95">most likely produce a lot of duplicated </text:span>code, which is wasteful. <text:span text:style-name="T95">Also k</text:span>eeping <text:span text:style-name="T86">any </text:span>code in sync when a change <text:span text:style-name="T95">wa</text:span>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text:span text:style-name="T95">nces</text:span> of the new Class. </text:p>
      <text:p text:style-name="P62"/>
      <text:p text:style-name="P105">This turns out to be more useful than you might think – if you’re a newcomer to object oriented programming like me. An example is:-</text:p>
      <text:p text:style-name="P61"/>
      <text:p text:style-name="P64"><text:span text:style-name="T95">You want to</text:span> <text:span text:style-name="T95">manage</text:span> <text:span text:style-name="T60">a list of</text:span> <text:span text:style-name="T83">s</text:span><text:span text:style-name="T60">hape </text:span><text:span text:style-name="T83">O</text:span>bjects <text:span text:style-name="T95">that need drawing </text:span>on <text:span text:style-name="T95">the</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in turn is a </text:span><text:span text:style-name="T95">very </text:span><text:span text:style-name="T63">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 - </text:span><text:span text:style-name="T88">very easy to break.</text:span></text:p>
      <text:p text:style-name="P74"><text:a xlink:type="simple" xlink:href="https://github.com/bob-g4bby/Bob-Edwards--Forth-Stuff/blob/main/ESP32/mini-oof%20demo.fth" text:style-name="Internet_20_link" text:visited-style-name="Visited_20_Internet_20_Link"/></text:p>
      <text:p text:style-name="P74"/>
      <text:p text:style-name="P75"><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4"/>
      <text:p text:style-name="P74"><draw:g text:anchor-type="paragraph" draw:z-index="0" draw:name="Group object 1" draw:style-name="gr1"><draw:frame draw:style-name="gr2" draw:text-style-name="P126" xml:id="id1" draw:id="id1" svg:width="4.001cm" svg:height="3.904cm" svg:x="6.543cm" svg:y="0.157cm"><draw:text-box><text:p text:style-name="P125"><text:span text:style-name="T105">pet</text:span></text:p><text:p text:style-name="P125"><text:span text:style-name="T106"><text:s text:c="5"/></text:span><text:span text:style-name="T106">speak</text:span></text:p><text:p text:style-name="P125"><text:span text:style-name="T106"><text:s text:c="5"/></text:span><text:span text:style-name="T106">greet</text:span></text:p><text:p text:style-name="P125"><text:span text:style-name="T106"><text:s text:c="5"/></text:span><text:span text:style-name="T106">walk</text:span></text:p><text:p text:style-name="P125"><text:span text:style-name="T106"><text:s text:c="5"/></text:span><text:span text:style-name="T106">add.</text:span></text:p></draw:text-box></draw:frame><draw:frame draw:style-name="gr3" draw:text-style-name="P126" xml:id="id2" draw:id="id2" svg:width="3.5cm" svg:height="3.174cm" svg:x="3.043cm" svg:y="6.158cm"><draw:text-box><text:p text:style-name="P125"><text:span text:style-name="T105">cat</text:span></text:p><text:p text:style-name="P125"><text:span text:style-name="T106"><text:s text:c="5"/></text:span><text:span text:style-name="T106">speak’</text:span></text:p><text:p text:style-name="P125"><text:span text:style-name="T106"><text:s text:c="5"/></text:span><text:span text:style-name="T106">greet’</text:span></text:p><text:p text:style-name="P125"><text:span text:style-name="T106"><text:s text:c="5"/></text:span><text:span text:style-name="T106">happy</text:span></text:p></draw:text-box></draw:frame><draw:frame draw:style-name="gr4" draw:text-style-name="P126" xml:id="id3" draw:id="id3" svg:width="3.751cm" svg:height="3.5cm" svg:x="10.794cm" svg:y="6.158cm"><draw:text-box><text:p text:style-name="P125"><text:span text:style-name="T105">dog</text:span></text:p><text:p text:style-name="P125"><text:span text:style-name="T106"><text:s text:c="4"/></text:span><text:span text:style-name="T106">speak’</text:span></text:p><text:p text:style-name="P125"><text:span text:style-name="T106"><text:s text:c="5"/></text:span><text:span text:style-name="T106">greet’ </text:span></text:p></draw:text-box></draw:frame><draw:connector draw:style-name="gr5" draw:text-style-name="P127" draw:type="line" svg:x1="8.544cm" svg:y1="4.06cm" svg:x2="4.793cm" svg:y2="6.158cm" draw:start-shape="id1" draw:start-glue-point="2" draw:end-shape="id2" draw:end-glue-point="0" svg:d="M8544 4060l-3751 2098" svg:viewBox="0 0 3752 2099"><text:p/></draw:connector><draw:connector draw:style-name="gr6" draw:text-style-name="P127" draw:type="line" svg:x1="8.543cm" svg:y1="4.06cm" svg:x2="12.668cm" svg:y2="6.158cm" draw:start-shape="id1" draw:start-glue-point="2" draw:end-shape="id3" draw:end-glue-point="0" svg:d="M8543 4060l4125 2098" svg:viewBox="0 0 4128 2099"><text:p/></draw:connector></draw:g><text:span text:style-name="T83">Above is</text:span> the <text:span text:style-name="T88">required </text:span>Class hierarchy:-</text:p>
      <text:p text:style-name="P74"/>
      <text:p text:style-name="P67">A base Class ‘pet’ has four methods ‘speak’,’greet’, ‘walk’ and ‘add.’</text:p>
      <text:p text:style-name="P70">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1">Yes – I know dogs can be happy too, but humour me <text:span text:style-name="T83">for now</text:span>.</text:p>
      <text:p text:style-name="P71"/>
      <text:p text:style-name="P71">Let’s look at the code - <text:span text:style-name="T68">w</text:span>e define the pet Class:-</text:p>
      <text:p text:style-name="P67"/>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6"/>
      <text:p text:style-name="P68">It would be a good idea to make a pet Object and test out the Methods to make sure they work OK before moving on – but we <text:span text:style-name="T88">decide to</text:span> press on. </text:p>
      <text:p text:style-name="P68"/>
      <text:p text:style-name="P69">We create a cat Class:-</text:p>
      <text:p text:style-name="P66"/>
      <table:table table:name="Table15" table:style-name="Table15">
        <table:table-column table:style-name="Table15.A"/>
        <table:table-row table:style-name="Table15.1">
          <table:table-cell table:style-name="Table15.A1" office:value-type="string">
            <text:p text:style-name="P45"><text:span text:style-name="T27">pet</text:span> <text:span text:style-name="T27">class</text:span></text:p>
            <text:p text:style-name="P45"><text:tab/>method <text:s/>happy<text:tab/>\ cats can do more than pets</text:p>
            <text:p text:style-name="P45">end-class cat</text:p>
            <text:p text:style-name="P45">:noname ." cat purrs" drop ; cat defines <text:span text:style-name="T27">happy</text:span></text:p>
            <text:p text:style-name="P45">\ cats override pets for these two methods</text:p>
            <text:p text:style-name="P45">:noname ." cat says meow" drop ; cat defines <text:span text:style-name="T27">speak<text:tab/></text:span></text:p>
            <text:p text:style-name="P45">:noname ." cat raises tail" drop ; cat defines <text:span text:style-name="T27">greet</text:span></text:p>
          </table:table-cell>
        </table:table-row>
      </table:table>
      <text:p text:style-name="P65"/>
      <text:list xml:id="list589736236" text:style-name="L3">
        <text:list-item>
          <text:p text:style-name="P112"><text:span text:style-name="T64">To ensure that cat inherits all the behaviour of pet, we declare ‘</text:span><text:span text:style-name="T30">pet class</text:span><text:span text:style-name="T64">’ at the top, not ‘object class’</text:span></text:p>
        </text:list-item>
        <text:list-item>
          <text:p text:style-name="P113">You can see defining a new Method for ‘<text:span text:style-name="T27">happy</text:span>’ involve<text:span text:style-name="T87">s</text:span> no new syntax</text:p>
        </text:list-item>
        <text:list-item>
          <text:p text:style-name="P113">Neither does redefi<text:span text:style-name="T87">ni</text:span>ng ‘<text:span text:style-name="T27">speak</text:span>’ and ‘<text:span text:style-name="T27">greet</text:span>’ – just make sure the same names are used as in ‘pet’.</text:p>
        </text:list-item>
        <text:list-item>
          <text:p text:style-name="P114">We could have added more VARs, they’re declared just like normal</text:p>
        </text:list-item>
        <text:list-item>
          <text:p text:style-name="P115">If a <text:span text:style-name="T101">particular </text:span>Method needs i/o parameters on the data stack, make sure <text:span text:style-name="T101">the same Methods </text:span><text:s/><text:span text:style-name="T101">in </text:span>all pet Classes use the same <text:span text:style-name="T101">parameters</text:span></text:p>
        </text:list-item>
      </text:list>
      <text:p text:style-name="P72"/>
      <text:p text:style-name="P72">Now we <text:span text:style-name="T96">create</text:span> the dog Class:-</text:p>
      <text:p text:style-name="P72"/>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2"/>
      <text:p text:style-name="P73">Nothing new there.</text:p>
      <text:p text:style-name="P73"/>
      <text:p text:style-name="P73">It’s definitely time to test this all out by running some small code phrases from the terminal. To prepare for that, let’s create named cat and dog Objects:-</text:p>
      <text:p text:style-name="P72"/>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2"/>
      <text:p text:style-name="P76">Let’s test – can our cat and dog walk ok? – after all, that is defined in the pet Class:-</text:p>
      <text:p text:style-name="P76"/>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6"/>
      <text:p text:style-name="P78">Yes, so this shows that the inheritance of Methods from the parent Class works fine. </text:p>
      <text:p text:style-name="P78"/>
      <text:p text:style-name="P79">What about ‘speak’ and ‘greet’?</text:p>
      <text:p text:style-name="P76"/>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0"/>
      <text:p text:style-name="P76">Here we see that both methods have been overridden and <text:span text:style-name="T88">when the</text:span> animals execute th<text:span text:style-name="T90">ose</text:span>, they do so in different ways. <text:span text:style-name="T65">Also notice that the ‘happy’ method we added to cat works. If you try using ‘fido happy’ the system will crash – fido doesn’t know how to do ‘happy’ – </text:span><text:span text:style-name="T96">sorry dog lovers</text:span><text:span text:style-name="T65">.</text:span></text:p>
      <text:p text:style-name="P81">One last test – both animals should be able to do some simp<text:span text:style-name="T76">l</text:span>e maths – these are bright pets:-</text:p>
      <text:p text:style-name="P81"/>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7"/>
      <text:p text:style-name="P81">Yes, th<text:span text:style-name="T83">is</text:span> method in<text:span text:style-name="T67">h</text:span>erited <text:span text:style-name="T88">and unchanged</text:span>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81"/>
      <table:table table:name="Table21" table:style-name="Table21">
        <table:table-column table:style-name="Table21.A"/>
        <table:table-row table:style-name="Table21.1">
          <table:table-cell table:style-name="Table21.A1" office:value-type="string">
            <text:p text:style-name="P50">:noname <text:s/><text:span text:style-name="T27">drop</text:span> + ." n1 + n2 = " . ; <text:s text:c="3"/>pet <text:s text:c="3"/>defines <text:s text:c="3"/>add.<text:tab/> <text:s text:c="2"/>( n1 n2 -- )</text:p>
          </table:table-cell>
        </table:table-row>
      </table:table>
      <text:p text:style-name="P82"/>
      <text:p text:style-name="P81"><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81"/>
      <text:p text:style-name="P83">In summary, creating new Classes based on parent Classes <text:s/>- ‘Inheritance’ <text:span text:style-name="T67">has the following benefits:-</text:span></text:p>
      <text:p text:style-name="P83"/>
      <text:list xml:id="list3078817551" text:style-name="L4">
        <text:list-item>
          <text:p text:style-name="P116"><text:span text:style-name="T96">It e</text:span><text:span text:style-name="T66">conomises on compiled code – </text:span><text:span text:style-name="T67">it </text:span><text:span text:style-name="T96">encourages</text:span><text:span text:style-name="T67"> factoring which is </text:span><text:span text:style-name="T83">one of the goals of writing good forth code</text:span></text:p>
        </text:list-item>
        <text:list-item>
          <text:p text:style-name="P117"><text:span text:style-name="T77">It m</text:span>eans we write less <text:span text:style-name="T67">source code and that’s good for readability too </text:span></text:p>
        </text:list-item>
        <text:list-item>
          <text:p text:style-name="P117">Allows us to code for related objects in a more general fashion e.g. We don’t care what kind of pet we’re dealing with, we can be confident that they’ll all speak</text:p>
        </text:list-item>
        <text:list-item>
          <text:p text:style-name="P118">When we add a new pet type – say donkey – we just create the new Class, we don’t have to fix any other locations in our code.</text:p>
        </text:list-item>
      </text:list>
      <text:p text:style-name="P83"/>
      <text:p text:style-name="Standard"/>
      <text:h text:style-name="P108" text:outline-level="1">Calling Methods revisited – <text:span text:style-name="T77">early and late binding</text:span></text:h>
      <text:p text:style-name="P85">We’ve already seen how to call a Method:-</text:p>
      <text:p text:style-name="P85"/>
      <table:table table:name="Table22" table:style-name="Table22">
        <table:table-column table:style-name="Table22.A"/>
        <table:table-row table:style-name="Table22.1">
          <table:table-cell table:style-name="Table22.A1" office:value-type="string">
            <text:p text:style-name="P51">&lt;<text:span text:style-name="T69">ObjectName&gt; &lt;Methodname&gt;</text:span></text:p>
          </table:table-cell>
        </table:table-row>
      </table:table>
      <text:p text:style-name="P86"/>
      <text:p text:style-name="P84">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4"/>
      <text:p text:style-name="P84">However, if we’re sure that the Object will always be the same, we can use ‘early binding’ – the address of the Method to run is calculated during compilation and the call to the Method is placed in-line in the definition. The syntax for that is:-</text:p>
      <text:p text:style-name="P84"/>
      <table:table table:name="Table23" table:style-name="Table23">
        <table:table-column table:style-name="Table23.A"/>
        <table:table-row table:style-name="Table23.1">
          <table:table-cell table:style-name="Table23.A1" office:value-type="string">
            <text:p text:style-name="P51"><text:span text:style-name="T69">[ <text:s text:c="2"/></text:span>&lt;<text:span text:style-name="T104">Class</text:span><text:span text:style-name="T69">Name&gt; <text:s text:c="2"/>:: <text:s text:c="3"/>&lt;Methodname&gt; ]</text:span></text:p>
          </table:table-cell>
        </table:table-row>
      </table:table>
      <text:p text:style-name="P84"/>
      <text:p text:style-name="P84">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4"/>
      <text:p text:style-name="P87">Here’s two examples of doing the same thing to make the syntax a bit clearer:-</text:p>
      <text:p text:style-name="P87"/>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3">\</text:span><text:span text:style-name="T70"> </text:span>Early binding</text:p>
            <text:p text:style-name="P52">: TEST2 TIMER1 TPRINT CR ; <text:s text:c="45"/><text:span text:style-name="T70">\ </text:span>Late binding</text:p>
          </table:table-cell>
        </table:table-row>
      </table:table>
      <text:p text:style-name="P90"/>
      <text:p text:style-name="P87">However if we want <text:span text:style-name="T77">a</text:span> Method to work with many Objects:-</text:p>
      <text:p text:style-name="P87"/>
      <table:table table:name="Table25" table:style-name="Table25">
        <table:table-column table:style-name="Table25.A"/>
        <table:table-row table:style-name="Table25.1">
          <table:table-cell table:style-name="Table25.A1" office:value-type="string">
            <text:p text:style-name="P52">: TEST2 TPRINT CR ; <text:s text:c="17"/><text:span text:style-name="T70">( Obj – )</text:span> <text:s text:c="30"/><text:span text:style-name="T70">\ </text:span>Late binding</text:p>
          </table:table-cell>
        </table:table-row>
      </table:table>
      <text:p text:style-name="P87"/>
      <text:p text:style-name="P87">Only late binding will do – notice this word expects the Object on top of the stack – we assume all ‘Obj’ can TPRINT, else our application will come tumbling down in a big crash!</text:p>
      <text:p text:style-name="P87"/>
      <text:h text:style-name="Heading_20_1" text:outline-level="1">Crash protection <text:span text:style-name="T71">(</text:span><text:span text:style-name="T72">health warning</text:span><text:span text:style-name="T71">)</text:span></text:h>
      <text:p text:style-name="P89">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ext:span><text:span text:style-name="T93">the wrong</text:span><text:span text:style-name="T71">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ext:span><text:span text:style-name="T96">abusing </text:span><text:span text:style-name="T71">any other Forth word. </text:span><text:span text:style-name="T91">We all know how to use the reset button </text:span><text:span text:style-name="T93">from long experience</text:span><text:span text:style-name="T91">!</text:span></text:p>
      <text:p text:style-name="P88"/>
      <text:h text:style-name="Heading_20_1" text:outline-level="1">Initialising Objects</text:h>
      <text:p text:style-name="P93">A<text:span text:style-name="T77">s</text:span> it stands, if we want Objects to be initialised, then that is up to us to code. However, we can arrange that when an Object is created it <text:span text:style-name="T93">will also initialise</text:span>. Let us define a new Class which will self-initialise:-</text:p>
      <text:p text:style-name="P93"><text:soft-page-break/><text:s/></text:p>
      <table:table table:name="Table26" table:style-name="Table26">
        <table:table-column table:style-name="Table26.A"/>
        <table:table-row table:style-name="Table26.1">
          <table:table-cell table:style-name="Table26.A1" office:value-type="string">
            <text:p text:style-name="P53"><text:s/><text:span text:style-name="T27">INITOBJECT</text:span> CLASS</text:p>
            <text:p text:style-name="P53"><text:tab/>cell VAR myvar</text:p>
            <text:p text:style-name="P53">END-CLASS <text:span text:style-name="T74">MyInitClass</text:span></text:p>
            <text:p text:style-name="P53">:noname myvar ! ; <text:s text:c="3"/><text:span text:style-name="T74">MyInitClass</text:span> <text:s text:c="3"/>DEFINES <text:s text:c="3"/><text:span text:style-name="T27">INIT</text:span></text:p>
          </table:table-cell>
        </table:table-row>
      </table:table>
      <text:p text:style-name="P93"/>
      <text:p text:style-name="P93">We’ve based ou<text:span text:style-name="T77">r</text:span> class on a special class defined in Mini-OOF – <text:span text:style-name="T27">INITOBJECT</text:span> and we’ve redefined it’s <text:span text:style-name="T27">INIT</text:span> method to suit our purposes – to initialise myvar with a value off the stack.</text:p>
      <text:p text:style-name="P93">When we come to create some Objects it would be like this:-</text:p>
      <text:p text:style-name="P93"><text:s/></text:p>
      <table:table table:name="Table27" table:style-name="Table27">
        <table:table-column table:style-name="Table27.A"/>
        <table:table-row table:style-name="Table27.1">
          <table:table-cell table:style-name="Table27.A1" office:value-type="string">
            <text:p text:style-name="P53">80 <text:s/><text:span text:style-name="T74">MyInitClass</text:span> <text:s text:c="3"/>NEW: <text:s text:c="2"/><text:span text:style-name="T74">MyObject1</text:span></text:p>
            <text:p text:style-name="P54"><text:span text:style-name="T74">55 </text:span><text:s/><text:span text:style-name="T74">MyInitClass</text:span> <text:s text:c="3"/>NEW: <text:s text:c="2"/><text:span text:style-name="T74">MyObject</text:span><text:span text:style-name="T75">2 <text:s text:c="13"/>\ and so on</text:span></text:p>
          </table:table-cell>
        </table:table-row>
      </table:table>
      <text:p text:style-name="P91"/>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2"/>
      <text:p text:style-name="P2">So myvar took on the required starting value <text:span text:style-name="T77">in each Object.</text:span></text:p>
      <text:p text:style-name="P2"/>
      <text:h text:style-name="Heading_20_1" text:outline-level="1">Conclusion</text:h>
      <text:p text:style-name="P2">Hopefully this has been enough to wet your <text:span text:style-name="T96">appetite for programming with</text:span> Mini-OOF on ESP2forth; and you find like me that it makes some jobs <text:span text:style-name="T91">a lot</text:span> easier. Don’t be tempted to turn everything into Objects – it’s just one more tool in the box to use when appropriate.</text:p>
      <text:p text:style-name="P2"/>
      <text:p text:style-name="P104">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8" text:outline-level="1">Appendix 1 Internal Stuctures</text:h>
      <text:p text:style-name="P94"/>
      <text:p text:style-name="P94">Mini-OOF constructs a couple of small tables, one when a Class is created, another when an Object is created. If you extend Mini-OOF, then knowing the makeup of these tables is useful:-</text:p>
      <text:p text:style-name="P94"/>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6"/>
          </table:table-cell>
          <table:table-cell table:style-name="Table29.B1" office:value-type="string">
            <text:p text:style-name="P97">OBJECT <text:s/>table</text:p>
          </table:table-cell>
          <table:table-cell table:style-name="Table29.C1" office:value-type="string">
            <text:p text:style-name="Table_20_Contents"/>
          </table:table-cell>
          <table:table-cell table:style-name="Table29.B1" office:value-type="string">
            <text:p text:style-name="P98">VTABLE</text:p>
          </table:table-cell>
          <table:table-cell table:style-name="Table29.E1" office:value-type="string">
            <text:p text:style-name="Table_20_Contents"/>
          </table:table-cell>
        </table:table-row>
        <table:table-row table:style-name="Table29.1">
          <table:table-cell table:style-name="Table29.A1" office:value-type="string">
            <text:p text:style-name="P96">Object → </text:p>
          </table:table-cell>
          <table:table-cell table:style-name="Table29.B2" office:value-type="string">
            <text:p text:style-name="P96">VTABLE pointer</text:p>
          </table:table-cell>
          <table:table-cell table:style-name="Table29.C1" office:value-type="string">
            <text:p text:style-name="Table_20_Contents"><text:s/>→ </text:p>
          </table:table-cell>
          <table:table-cell table:style-name="Table29.B2" office:value-type="string">
            <text:p text:style-name="P96">Total space in bytes <text:span text:style-name="T80">needed </text:span>for <text:span text:style-name="T97">OBJECT table</text:span>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6">VAR1</text:p>
          </table:table-cell>
          <table:table-cell table:style-name="Table29.C1" office:value-type="string">
            <text:p text:style-name="Table_20_Contents"/>
          </table:table-cell>
          <table:table-cell table:style-name="Table29.B2" office:value-type="string">
            <text:p text:style-name="P96">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2</text:p>
          </table:table-cell>
          <table:table-cell table:style-name="Table29.C1" office:value-type="string">
            <text:p text:style-name="Table_20_Contents"/>
          </table:table-cell>
          <table:table-cell table:style-name="Table29.B2" office:value-type="string">
            <text:p text:style-name="P96">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VAR3</text:p>
          </table:table-cell>
          <table:table-cell table:style-name="Table29.C1" office:value-type="string">
            <text:p text:style-name="Table_20_Contents"/>
          </table:table-cell>
          <table:table-cell table:style-name="Table29.B2" office:value-type="string">
            <text:p text:style-name="P96">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6">etc..</text:p>
          </table:table-cell>
          <table:table-cell table:style-name="Table29.C1" office:value-type="string">
            <text:p text:style-name="Table_20_Contents"/>
          </table:table-cell>
          <table:table-cell table:style-name="Table29.B2" office:value-type="string">
            <text:p text:style-name="P96">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6"/>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6">etc.</text:p>
          </table:table-cell>
          <table:table-cell table:style-name="Table29.E1" office:value-type="string">
            <text:p text:style-name="Table_20_Contents"/>
          </table:table-cell>
        </table:table-row>
      </table:table>
      <text:p text:style-name="P94"/>
      <text:p text:style-name="P106">(All table entries are 1 cell in size)</text:p>
      <text:p text:style-name="P106"/>
      <text:p text:style-name="P101">If an Object is created using NEW or NEW: , then the Object table is placed in code space. If the Object is created using HNEW, then the Object table is created in the Heap.</text:p>
      <text:p text:style-name="P94"/>
      <text:p text:style-name="P95">When a Class is run, it places the address of it’s VTABLE on the data stack. This <text:span text:style-name="T81">table contains the following </text:span><text:span text:style-name="T85">e</text:span><text:span text:style-name="T81">ntries</text:span>:-</text:p>
      <text:p text:style-name="P95"/>
      <text:list xml:id="list1988195927" text:style-name="L5">
        <text:list-item>
          <text:p text:style-name="P119">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9">Total space in bytes needed for <text:span text:style-name="T81">the VTABLE</text:span> <text:span text:style-name="T80">– if the Class ha</text:span><text:span text:style-name="T98">s</text:span><text:span text:style-name="T80"> t</text:span><text:span text:style-name="T81">hree</text:span><text:span text:style-name="T80"> Methods, then this address would contain </text:span><text:span text:style-name="T81">2 * 4 +3 * 4 <text:s/>= 20</text:span></text:p>
        </text:list-item>
        <text:list-item>
          <text:p text:style-name="P120">A list of cells, each containing a pointer to the <text:span text:style-name="T98">code </text:span>start address <text:span text:style-name="T98">(xt)</text:span> of a Method in the order in which they were defined in the Class.</text:p>
        </text:list-item>
      </text:list>
      <text:p text:style-name="P99"/>
      <text:p text:style-name="P100">When an Object is run, it place<text:span text:style-name="T84">s</text:span> the address of the Object table on the stack <text:span text:style-name="T91">as the ‘Object ID’</text:span>. This table contains the following entries:-</text:p>
      <text:p text:style-name="P100"/>
      <text:list xml:id="list372975598" text:style-name="L6">
        <text:list-item>
          <text:p text:style-name="P121">VTABLE pointer – this cell contains a pointer to the Class’s VTABLE, so that the Object has access to it’s methods etc.</text:p>
        </text:list-item>
        <text:list-item>
          <text:p text:style-name="P121">The V<text:span text:style-name="T91">AR</text:span>s are then stored in the following cells in the order in which they were defined.</text:p>
        </text:list-item>
      </text:list>
      <text:p text:style-name="P100"/>
      <text:p text:style-name="P100">When a VAR is run, then it uses a stored offset to calculate the start address of the VAR within the OBJECT table. <text:span text:style-name="T84">The VAR start address is put on the data stack.</text:span></text:p>
      <text:p text:style-name="P100"/>
      <text:p text:style-name="P100">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5bb1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7T09:18:51.069000000</dc:date>
    <meta:editing-duration>PT4H26M38S</meta:editing-duration>
    <meta:editing-cycles>66</meta:editing-cycles>
    <meta:generator>LibreOffice/7.2.7.2$Windows_X86_64 LibreOffice_project/8d71d29d553c0f7dcbfa38fbfda25ee34cce99a2</meta:generator>
    <meta:document-statistic meta:table-count="29" meta:image-count="0" meta:object-count="0" meta:page-count="12" meta:paragraph-count="246" meta:word-count="4044" meta:character-count="23244" meta:non-whitespace-character-count="17942"/>
  </office:meta>
</office:document-meta>
</file>